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officeooo:rsid="006877c9"/>
    </style:style>
    <style:style style:name="T21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2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123146880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odPageBreak"/>
      </text:section>
      <text:section text:style-name="Sect1" text:name="Section Matriz 1">
        <text:p text:style-name="P15"><text:span text:style-name="T6"/><text:change-end text:change-id="ct123146880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odPageBreak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49:59.094709461</dc:date>
    <meta:editing-duration>PT22H24M2S</meta:editing-duration>
    <meta:editing-cycles>66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6" meta:character-count="854" meta:non-whitespace-character-count="781"/>
  </office:meta>
</office:document-meta>
</file>